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style:text-underline-style="none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A,B,C,D,E,F,G,H,I,J,K,L,M,N,O,P,Q,R,S,T,U,V,W,X,Y,Z ##</text:p>
      <text:p text:style-name="P2">1 :G,7,X,O,K,4,C,2,I,4,C,K,W,T,2,4,Z,9,7,P,D,1,C,V,F,4,:1 </text:p>
      <text:p text:style-name="P2">2 :R,D,P,5,R,W,9,C,3,E,J,M,F,8,W,S,P,5,U,S,7,E,P,W,C,T,:2 </text:p>
      <text:p text:style-name="P2">3 :U,E,U,H,S,9,Q,O,C,C,4,2,4,D,8,V,A,K,I,8,Z,E,R,H,J,E,:3 </text:p>
      <text:p text:style-name="P2">4 :B,L,N,M,H,E,E,Q,9,6,0,9,T,D,P,S,P,9,9,F,G,A,6,O,O,2,:4 </text:p>
      <text:p text:style-name="P2">5 :Y,1,M,O,R,1,J,F,7,M,Z,M,G,3,C,Q,A,5,A,E,R,U,S,G,N,A,:5 </text:p>
      <text:p text:style-name="P2">6 :T,F,9,K,S,V,H,1,A,B,I,X,L,Y,8,4,K,8,A,E,0,G,E,9,I,O,:6 </text:p>
      <text:p text:style-name="P2">7 :C,4,8,X,K,I,X,1,J,1,U,2,T,D,M,A,F,5,7,O,L,6,Z,I,4,U,:7 </text:p>
      <text:p text:style-name="P2">8 :Q,S,O,L,X,6,R,M,8,E,7,F,8,X,G,4,T,C,V,O,O,A,5,O,S,I,:8 </text:p>
      <text:p text:style-name="P2">9 :U,W,D,3,8,Y,D,P,3,B,V,A,W,J,2,P,3,Y,P,T,S,E,X,T,Y,T,:9 </text:p>
      <text:p text:style-name="P2">10:L,2,X,N,U,F,K,P,E,S,C,2,9,W,9,N,E,D,G,T,Y,P,P,X,F,S,:10</text:p>
      <text:p text:style-name="P2">11:D,N,0,3,O,7,Y,E,V,H,Q,8,U,0,P,T,P,I,5,8,C,P,J,S,B,K,:11</text:p>
      <text:p text:style-name="P2">12:V,D,P,I,L,R,L,8,E,Y,T,F,D,U,Y,I,S,8,W,J,A,C,F,Q,G,U,:12</text:p>
      <text:p text:style-name="P2">13:J,1,5,E,M,E,L,3,6,M,9,L,8,L,Z,I,Y,O,P,U,1,S,4,8,Q,W,:13</text:p>
      <text:p text:style-name="P2">14:M,W,X,0,Z,W,X,E,9,S,Z,3,L,9,H,N,H,0,P,X,D,W,6,6,4,Q,:14</text:p>
      <text:p text:style-name="P2">15:7,W,R,T,G,6,9,8,E,0,G,U,S,I,I,7,A,E,L,E,J,U,H,5,0,6,:15</text:p>
      <text:p text:style-name="P2">16:3,8,A,N,6,Q,8,S,U,R,W,X,E,L,W,W,I,8,X,3,H,R,G,8,B,Q,:16</text:p>
      <text:p text:style-name="P2">17:8,I,Q,8,I,L,X,O,B,B,A,4,E,F,2,N,B,Y,Q,L,Q,T,T,1,D,O,:17</text:p>
      <text:p text:style-name="P2">18:U,F,Z,6,N,X,B,6,U,M,H,E,U,5,W,S,E,1,F,R,J,M,D,Q,J,C,:18</text:p>
      <text:p text:style-name="P2">19:O,J,C,K,J,A,K,Y,S,Q,X,M,R,A,F,H,6,H,K,T,Y,6,I,N,S,E,:19</text:p>
      <text:p text:style-name="P2">20:2,F,2,V,A,1,9,M,E,W,R,9,V,E,5,2,N,L,W,8,M,7,K,I,O,4,:20</text:p>
      <text:p text:style-name="P2">21:T,V,A,W,T,4,6,D,0,L,L,9,I,H,H,Z,Y,B,5,Z,J,4,N,K,Q,Y,:21</text:p>
      <text:p text:style-name="P2">22:6,C,U,B,V,X,O,B,N,W,C,R,O,C,K,W,8,5,3,7,U,8,2,7,Z,D,:22</text:p>
      <text:p text:style-name="P2">23:5,Z,1,8,4,G,1,O,R,2,I,S,I,3,B,H,H,J,G,6,M,9,J,T,L,H,:23</text:p>
      <text:p text:style-name="P2">24:W,H,O,F,A,B,6,C,R,1,T,2,F,F,L,0,7,1,D,F,Y,3,M,U,5,0,:24</text:p>
      <text:p text:style-name="P1">25:0,U,K,C,N,P,L,H,S,Q,9,B,A,L,R,U,Z,E,3,1,F,X,N,I,5,W,:25</text:p>
      <text:p text:style-name="P2">## A,B,C,D,E,F,G,H,I,J,K,L,M,N,O,P,Q,R,S,T,U,V,W,X,Y,Z ##</text:p>
      <text:p text:style-name="P2">***Page_1**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## A,B,C,D,E,F,G,H,I,J,K,L,M,N,O,P,Q,R,S,T,U,V,W,X,Y,Z ##</text:p>
      <text:p text:style-name="P2">1 :Z,X,A,0,R,A,S,C,I,2,F,4,E,V,Y,E,P,X,V,V,R,Y,R,H,7,6,:1 </text:p>
      <text:p text:style-name="P2">2 :K,Z,J,2,U,O,W,E,G,N,S,U,Z,B,Z,F,B,3,Q,C,2,E,W,Q,T,8,:2 </text:p>
      <text:p text:style-name="P2">3 :H,Z,X,6,8,D,E,F,D,N,V,7,J,Q,6,6,G,X,3,U,3,B,H,9,I,F,:3 </text:p>
      <text:p text:style-name="P2">4 :R,W,F,X,E,H,J,T,O,F,I,H,P,W,N,7,F,3,5,R,K,2,D,W,N,4,:4 </text:p>
      <text:p text:style-name="P2">5 :Z,Y,T,E,4,6,S,I,A,7,O,B,0,H,D,Q,D,O,R,J,6,N,J,5,S,O,:5 </text:p>
      <text:p text:style-name="P2">6 :Y,3,C,A,G,A,I,K,3,R,6,T,M,W,W,D,M,M,F,D,Z,S,K,A,F,N,:6 </text:p>
      <text:p text:style-name="P2">7 :H,J,6,Y,V,F,S,X,I,X,E,W,L,O,A,I,F,I,T,6,A,G,Y,U,J,X,:7 </text:p>
      <text:p text:style-name="P2">8 :0,E,2,A,F,O,Y,T,T,2,P,M,E,U,C,X,Q,A,E,5,L,O,B,B,1,Z,:8 </text:p>
      <text:p text:style-name="P2">9 :3,M,R,4,I,S,U,K,F,9,M,I,U,1,A,N,R,B,6,9,I,O,W,S,D,0,:9 </text:p>
      <text:p text:style-name="P2">10:E,T,G,A,L,L,K,V,1,R,G,T,W,N,Z,V,A,0,C,I,L,H,Z,Y,6,H,:10</text:p>
      <text:p text:style-name="P2">11:C,0,A,7,D,E,T,G,2,X,5,1,Z,Q,E,3,E,G,9,K,G,E,U,O,M,D,:11</text:p>
      <text:p text:style-name="P2">12:J,2,7,G,7,A,W,1,F,O,L,J,H,Q,H,P,5,H,E,Q,O,Z,X,9,Q,8,:12</text:p>
      <text:p text:style-name="P2">13:T,2,W,Z,0,L,E,E,M,U,Q,Q,P,G,4,G,9,B,T,B,E,6,P,4,9,J,:13</text:p>
      <text:p text:style-name="P2">14:X,5,S,1,2,A,S,D,J,E,H,H,O,2,8,V,P,P,C,S,W,0,J,F,T,K,:14</text:p>
      <text:p text:style-name="P2">15:K,9,4,W,L,N,A,V,N,K,Z,W,7,M,Q,C,R,W,Z,3,I,O,E,M,0,M,:15</text:p>
      <text:p text:style-name="P2">16:P,4,8,A,9,M,V,4,I,E,I,I,A,N,L,J,2,J,R,3,R,E,C,T,9,2,:16</text:p>
      <text:p text:style-name="P2">17:M,9,M,W,X,Q,C,O,F,D,H,J,3,N,F,H,X,J,W,8,H,E,R,Y,X,V,:17</text:p>
      <text:p text:style-name="P2">18:T,F,Q,B,I,L,O,U,O,I,D,W,A,2,M,J,N,B,F,R,D,C,X,E,R,1,:18</text:p>
      <text:p text:style-name="P2">19:M,W,U,O,J,6,V,U,W,P,K,C,Y,T,4,J,G,R,7,G,C,3,D,M,H,A,:19</text:p>
      <text:p text:style-name="P2">20:F,J,F,Z,2,4,I,0,W,G,X,P,Z,4,E,J,3,Q,O,0,H,O,9,3,F,W,:20</text:p>
      <text:p text:style-name="P2">21:4,5,K,0,T,G,B,O,2,5,C,E,C,6,N,H,J,E,0,7,D,J,6,E,B,6,:21</text:p>
      <text:p text:style-name="P2">22:E,2,T,6,8,J,I,1,9,P,7,9,0,A,D,6,T,A,3,W,O,F,Y,4,M,2,:22</text:p>
      <text:p text:style-name="P2">23:9,B,F,R,S,9,X,D,8,5,Z,K,P,L,6,C,Z,S,1,Y,E,3,Q,5,U,O,:23</text:p>
      <text:p text:style-name="P2">24:K,F,S,M,E,T,F,O,T,3,G,A,E,K,H,F,9,M,I,S,L,N,G,K,G,C,:24</text:p>
      <text:p text:style-name="P1">25:1,R,C,B,6,S,A,Z,K,T,Y,N,4,B,4,3,E,Q,V,E,Z,X,E,R,4,J,:25</text:p>
      <text:p text:style-name="P3">## A,B,C,D,E,F,G,H,I,J,K,L,M,N,O,P,Q,R,S,T,U,V,W,X,Y,Z ##</text:p>
      <text:p text:style-name="P2">***Page_2**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## A,B,C,D,E,F,G,H,I,J,K,L,M,N,O,P,Q,R,S,T,U,V,W,X,Y,Z ##</text:p>
      <text:p text:style-name="P2">1 :W,O,M,O,H,6,O,2,H,U,Q,U,2,W,8,9,C,3,T,G,W,F,Y,U,I,E,:1 </text:p>
      <text:p text:style-name="P2">2 :A,Z,9,O,2,I,6,E,X,H,7,A,3,E,U,B,H,U,P,V,A,R,D,N,2,I,:2 </text:p>
      <text:p text:style-name="P2">3 :R,G,2,5,T,V,L,0,M,I,Y,N,S,D,C,G,0,X,L,M,G,6,P,5,A,H,:3 </text:p>
      <text:p text:style-name="P2">4 :O,K,6,J,R,E,L,6,2,O,5,W,9,O,L,C,P,O,B,S,N,X,F,6,3,M,:4 </text:p>
      <text:p text:style-name="P2">5 :D,E,H,7,Q,E,H,S,E,Y,H,0,6,M,V,0,M,D,6,H,6,H,7,U,S,X,:5 </text:p>
      <text:p text:style-name="P2">6 :I,T,L,X,B,E,V,T,A,J,I,E,B,Y,W,T,C,M,G,O,C,7,6,L,M,N,:6 </text:p>
      <text:p text:style-name="P2">7 :M,H,B,P,X,U,I,I,F,M,N,5,H,0,8,U,A,M,F,N,C,J,H,L,B,Q,:7 </text:p>
      <text:p text:style-name="P2">8 :S,J,S,Q,M,J,L,Y,R,O,2,Z,F,T,Y,D,C,X,F,9,B,K,5,O,P,G,:8 </text:p>
      <text:p text:style-name="P2">9 :0,O,M,A,H,E,L,8,I,E,H,G,J,6,N,0,K,5,1,Q,L,B,S,S,Q,O,:9 </text:p>
      <text:p text:style-name="P2">10:R,9,X,D,F,S,T,Y,5,X,H,T,A,Y,D,E,N,E,F,G,T,2,B,2,M,3,:10</text:p>
      <text:p text:style-name="P2">11:5,E,N,5,X,F,T,E,B,E,1,T,R,H,Q,T,H,4,0,C,2,H,D,0,5,K,:11</text:p>
      <text:p text:style-name="P2">12:V,1,P,4,X,5,O,9,H,T,D,1,R,I,7,H,G,W,6,0,J,4,D,C,5,D,:12</text:p>
      <text:p text:style-name="P2">13:B,A,X,F,2,H,F,T,W,T,0,9,K,A,B,T,N,1,U,H,Q,J,I,U,K,N,:13</text:p>
      <text:p text:style-name="P2">14:G,S,J,M,T,J,5,9,A,V,T,R,Z,R,E,E,0,1,3,0,Z,O,T,T,7,5,:14</text:p>
      <text:p text:style-name="P2">15:J,4,M,K,Y,1,X,O,4,E,L,I,K,U,9,N,H,A,O,I,Y,K,8,B,3,D,:15</text:p>
      <text:p text:style-name="P2">16:W,R,E,Y,C,2,S,X,M,N,S,S,B,5,S,G,S,T,A,R,Y,I,Y,G,8,Y,:16</text:p>
      <text:p text:style-name="P2">17:O,V,X,B,9,4,N,P,8,S,2,E,1,R,V,0,N,T,T,K,X,I,W,F,E,R,:17</text:p>
      <text:p text:style-name="P2">18:W,9,M,B,O,V,6,Q,R,Q,L,7,H,L,O,U,9,I,S,J,K,V,B,P,F,J,:18</text:p>
      <text:p text:style-name="P2">19:W,F,H,A,7,Z,7,1,4,N,V,3,R,T,0,S,A,D,T,E,3,H,L,9,Y,P,:19</text:p>
      <text:p text:style-name="P2">20:C,X,F,U,P,O,D,K,Q,U,E,Z,5,I,S,F,E,O,P,R,R,N,W,S,1,1,:20</text:p>
      <text:p text:style-name="P2">21:7,S,7,9,F,M,5,H,Y,8,S,M,2,8,Q,I,A,R,3,9,U,N,K,V,L,S,:21</text:p>
      <text:p text:style-name="P2">22:M,N,E,0,Q,M,K,N,K,P,K,Y,G,5,I,0,E,9,E,T,0,O,A,6,S,I,:22</text:p>
      <text:p text:style-name="P2">23:L,5,T,H,J,T,S,8,P,J,F,P,P,S,C,C,K,R,E,H,4,7,C,G,4,H,:23</text:p>
      <text:p text:style-name="P2">24:H,2,G,Y,T,4,Z,J,Q,J,P,5,V,C,B,L,V,Q,E,B,P,N,Q,A,E,C,:24</text:p>
      <text:p text:style-name="P1">25:G,E,4,F,2,F,J,A,J,4,G,R,R,N,Y,6,O,R,4,H,3,S,L,5,S,B,:25</text:p>
      <text:p text:style-name="P2">## A,B,C,D,E,F,G,H,I,J,K,L,M,N,O,P,Q,R,S,T,U,V,W,X,Y,Z ##</text:p>
      <text:p text:style-name="P2">***Page_3**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## A,B,C,D,E,F,G,H,I,J,K,L,M,N,O,P,Q,R,S,T,U,V,W,X,Y,Z ##</text:p>
      <text:p text:style-name="P2">1 :N,Y,W,4,S,5,C,Y,M,Z,9,D,4,W,F,J,J,5,N,X,M,P,D,0,W,E,:1 </text:p>
      <text:p text:style-name="P2">2 :M,E,L,D,E,T,N,N,V,I,X,T,U,1,S,9,U,C,3,O,K,O,6,O,F,C,:2 </text:p>
      <text:p text:style-name="P2">3 :3,O,E,O,Z,V,A,G,F,H,V,A,Z,M,E,W,V,L,K,E,R,E,7,2,E,W,:3 </text:p>
      <text:p text:style-name="P2">4 :W,T,C,U,D,H,R,O,2,A,5,Y,7,U,2,V,H,A,M,C,I,P,N,Y,P,H,:4 </text:p>
      <text:p text:style-name="P2">5 :W,N,2,Y,Q,T,D,V,G,2,2,9,G,E,E,M,A,A,U,M,J,6,I,X,H,M,:5 </text:p>
      <text:p text:style-name="P2">6 :7,O,W,U,T,I,T,C,N,E,V,0,0,4,K,X,H,E,T,N,9,H,O,T,J,G,:6 </text:p>
      <text:p text:style-name="P2">7 :Q,C,H,W,6,N,H,Z,W,1,H,D,V,E,2,R,L,H,L,R,I,H,I,N,I,9,:7 </text:p>
      <text:p text:style-name="P2">8 :8,4,J,P,1,2,U,C,5,I,Z,T,Y,P,0,B,V,F,5,B,1,5,6,L,E,P,:8 </text:p>
      <text:p text:style-name="P2">9 :W,I,W,X,1,Y,D,O,I,S,R,L,T,P,6,K,I,T,2,G,A,I,1,J,R,E,:9 </text:p>
      <text:p text:style-name="P2">10:E,S,M,4,S,A,M,F,C,A,D,J,S,S,9,7,3,D,P,V,Q,R,S,K,G,R,:10</text:p>
      <text:p text:style-name="P2">11:C,D,B,H,1,H,Z,R,S,N,T,V,A,W,U,1,X,X,V,W,Q,C,C,S,U,K,:11</text:p>
      <text:p text:style-name="P2">12:A,R,7,X,W,Q,W,F,A,O,E,E,F,H,6,M,A,X,C,S,S,Q,Y,T,9,O,:12</text:p>
      <text:p text:style-name="P2">13:2,U,E,P,3,G,B,8,G,E,7,H,H,J,S,C,S,2,R,Z,3,Q,B,Q,I,D,:13</text:p>
      <text:p text:style-name="P2">14:G,M,Q,0,T,J,6,A,E,0,H,Q,W,T,3,2,S,B,0,Y,X,0,L,H,0,M,:14</text:p>
      <text:p text:style-name="P2">15:4,E,C,L,1,E,M,G,6,U,D,T,A,8,N,I,U,L,I,Q,G,A,T,M,Y,P,:15</text:p>
      <text:p text:style-name="P2">16:B,2,R,I,C,S,9,N,8,9,1,N,N,I,O,E,6,U,F,R,R,5,D,C,6,R,:16</text:p>
      <text:p text:style-name="P2">17:B,V,3,V,6,1,C,I,L,W,J,W,M,O,6,S,H,8,H,5,Y,8,5,U,7,G,:17</text:p>
      <text:p text:style-name="P2">18:F,U,U,O,S,5,O,F,M,2,W,S,W,N,P,9,X,W,P,1,5,N,X,5,1,T,:18</text:p>
      <text:p text:style-name="P2">19:Q,8,B,I,W,6,7,Q,K,8,1,D,Y,2,0,U,O,N,Q,B,2,H,A,0,Z,7,:19</text:p>
      <text:p text:style-name="P2">20:K,8,0,R,3,P,X,K,U,Q,X,F,E,M,K,1,H,7,R,S,7,B,T,M,G,S,:20</text:p>
      <text:p text:style-name="P2">21:1,D,W,E,P,I,J,J,4,8,F,A,H,2,B,Z,W,C,F,S,W,K,U,0,W,F,:21</text:p>
      <text:p text:style-name="P2">22:S,Z,9,5,I,U,Y,E,L,O,E,1,V,5,Z,7,C,J,R,X,T,L,I,V,8,O,:22</text:p>
      <text:p text:style-name="P2">23:Q,O,G,M,0,M,C,A,U,4,3,A,2,Q,8,8,N,N,I,E,1,2,Q,K,8,F,:23</text:p>
      <text:p text:style-name="P2">24:X,Z,R,D,D,I,1,L,9,X,L,5,8,G,Z,X,S,4,J,Y,P,F,7,6,O,N,:24</text:p>
      <text:p text:style-name="P1">25:2,R,E,C,0,F,Y,J,F,P,S,B,3,7,E,X,T,G,1,7,S,D,1,W,Q,7,:25</text:p>
      <text:p text:style-name="P2">## A,B,C,D,E,F,G,H,I,J,K,L,M,N,O,P,Q,R,S,T,U,V,W,X,Y,Z ##</text:p>
      <text:p text:style-name="P2">***Page_4***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# A,B,C,D,E,F,G,H,I,J,K,L,M,N,O,P,Q,R,S,T,U,V,W,X,Y,Z ##</text:p>
      <text:p text:style-name="P2">1 :E,B,L,0,N,O,K,I,D,F,3,D,J,D,0,2,4,5,F,Q,R,Y,7,U,Q,B,:1 </text:p>
      <text:p text:style-name="P2">2 :6,E,W,W,L,2,T,A,J,L,4,1,I,P,4,Y,S,9,A,O,P,E,E,4,Q,P,:2 </text:p>
      <text:p text:style-name="P2">3 :K,T,R,T,1,M,N,P,0,U,D,4,M,D,H,C,W,0,M,X,O,2,B,L,Q,E,:3 </text:p>
      <text:p text:style-name="P2">4 :N,P,3,F,F,U,5,O,Y,X,5,Y,V,P,N,Q,X,W,4,L,M,K,3,M,L,6,:4 </text:p>
      <text:p text:style-name="P2">5 :T,8,S,I,E,S,H,W,D,G,P,K,N,A,X,E,W,H,M,X,V,2,4,S,A,A,:5 </text:p>
      <text:p text:style-name="P2">6 :U,E,9,W,F,B,E,4,N,T,P,W,1,2,T,O,H,F,Q,I,9,K,E,N,W,H,:6 </text:p>
      <text:p text:style-name="P2">7 :M,U,R,8,T,8,R,H,L,G,T,A,D,G,F,F,H,W,2,E,Y,Q,A,E,D,7,:7 </text:p>
      <text:p text:style-name="P2">8 :6,U,X,E,J,I,8,A,Q,U,W,2,K,4,5,K,S,Y,G,G,V,J,L,8,U,H,:8 </text:p>
      <text:p text:style-name="P2">9 :A,V,8,T,H,2,2,8,T,I,M,4,A,0,H,H,5,O,2,X,K,F,P,2,I,V,:9 </text:p>
      <text:p text:style-name="P2">10:6,W,1,P,H,W,Z,A,B,S,D,9,U,L,9,F,G,2,U,F,9,P,8,0,V,A,:10</text:p>
      <text:p text:style-name="P2">11:W,H,N,4,G,R,N,K,5,S,D,O,K,G,9,B,R,P,R,I,1,Z,D,7,A,D,:11</text:p>
      <text:p text:style-name="P2">12:0,U,1,O,T,X,F,I,H,N,G,E,7,6,O,3,2,B,B,N,Z,J,0,Y,4,A,:12</text:p>
      <text:p text:style-name="P2">13:A,N,K,P,K,0,U,A,A,W,U,D,V,7,5,Q,8,M,M,A,T,P,R,V,6,Z,:13</text:p>
      <text:p text:style-name="P2">14:K,N,B,V,9,C,X,U,H,T,N,8,Z,R,O,S,O,B,9,F,H,T,F,Z,R,M,:14</text:p>
      <text:p text:style-name="P2">15:R,S,2,1,2,8,E,W,U,G,S,O,P,B,U,Y,J,1,0,Q,3,P,I,L,2,E,:15</text:p>
      <text:p text:style-name="P2">16:U,E,C,9,E,N,D,R,A,X,S,F,X,M,0,C,R,B,C,L,3,B,Z,S,K,T,:16</text:p>
      <text:p text:style-name="P2">17:M,U,H,O,7,M,0,F,U,R,8,T,O,Z,K,U,E,Q,J,E,2,8,3,X,B,7,:17</text:p>
      <text:p text:style-name="P2">18:G,J,2,T,U,C,V,D,K,I,A,G,W,S,R,V,U,H,R,M,J,X,Y,D,3,2,:18</text:p>
      <text:p text:style-name="P2">19:B,0,O,O,N,N,M,P,S,E,V,B,S,7,E,K,H,7,T,7,P,V,C,P,9,7,:19</text:p>
      <text:p text:style-name="P2">20:R,Y,6,C,J,A,E,C,I,7,T,C,E,A,Z,N,R,3,P,H,9,4,0,W,P,7,:20</text:p>
      <text:p text:style-name="P2">21:K,7,B,2,U,2,I,4,5,0,R,B,9,T,C,N,A,K,1,K,T,4,Y,2,P,8,:21</text:p>
      <text:p text:style-name="P2">22:S,S,7,R,5,Q,P,G,K,S,S,O,0,R,P,B,G,P,R,6,8,A,E,M,E,5,:22</text:p>
      <text:p text:style-name="P2">23:H,Q,X,R,S,Y,2,H,E,G,W,S,K,J,C,L,F,M,E,3,0,X,E,4,Y,0,:23</text:p>
      <text:p text:style-name="P2">24:7,3,1,8,D,X,F,I,2,H,6,P,K,E,W,6,Z,I,7,H,X,J,P,N,8,B,:24</text:p>
      <text:p text:style-name="P1">25:W,H,E,4,O,1,4,R,3,I,T,L,L,F,O,D,Z,U,Y,S,T,0,E,0,E,B,:25</text:p>
      <text:p text:style-name="P2">## A,B,C,D,E,F,G,H,I,J,K,L,M,N,O,P,Q,R,S,T,U,V,W,X,Y,Z ##</text:p>
      <text:p text:style-name="P2">***Page_5***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c=&gt;6,A,1</text:p>
      <text:p text:style-name="P2">Msg[0]=TALLEYTHEPANESOFSTAINWHERETHEODDPERCHUPONTHEARMY1</text:p>
      <text:p text:style-name="P2">clue=&gt;5,14,1</text:p>
      <text:p text:style-name="P2">loc=&gt;11,O,2</text:p>
      <text:p text:style-name="P2">Msg[1]=ENUMERATEORBSBEYONDTHEPOST9</text:p>
      <text:p text:style-name="P2">clue=&gt;5,19,3</text:p>
      <text:p text:style-name="P2">loc=&gt;16,H,5</text:p>
      <text:p text:style-name="P2">Msg[2]=RECKONWAPITIPRONGS8</text:p>
      <text:p text:style-name="P2">clue=&gt;2,4,2</text:p>
      <text:p text:style-name="P2">loc=&gt;18,L,2</text:p>
      <text:p text:style-name="P2">Msg[3]=WHENDEADAREHONORED1</text:p>
      <text:p text:style-name="P2">clue=&gt;21,1,2</text:p>
      <text:p text:style-name="P2">loc=&gt;14,M,4</text:p>
      <text:p text:style-name="P2">Msg[4]=WHENCOUNTYCOMESACOURTING9</text:p>
      <text:p text:style-name="P2">clue=&gt;6,6,2</text:p>
      <text:p text:style-name="P2">loc=&gt;20,S,1</text:p>
      <text:p text:style-name="P2">Msg[5]=WHENWILLTHEPRISONERBENEATHTHECURVEDSTARBEFREE7</text:p>
      <text:p text:style-name="P2">clue=&gt;17,25,2</text:p>
      <text:p text:style-name="P2">loc=&gt;12,R,3</text:p>
      <text:p text:style-name="P2">Msg[6]=WHENTHEHOMEOFTHESCARYCOWBEGANCOMBINGCATS6</text:p>
      <text:p text:style-name="P2">clue=&gt;17,6,4</text:p>
      <text:p text:style-name="P2">loc=&gt;4,X,2</text:p>
      <text:p text:style-name="P2">Msg[7]=WHEREISTHETAJIKJEWEL4</text:p>
      <text:p text:style-name="P2">clue=&gt;3,20,3</text:p>
      <text:p text:style-name="P2">loc=&gt;7,R,5</text:p>
      <text:p text:style-name="P2">Msg[8]=WHENDIDTHEGIANTHERMITCRABLEAVE1</text:p>
      <text:p text:style-name="P2">clue=&gt;15,24,1</text:p>
      <text:p text:style-name="P2">loc=&gt;22,P,1</text:p>
      <text:p text:style-name="P2">Msg[9]=WHEREAREELRONDSCHAMBERS7</text:p>
      <text:p text:style-name="P2">clue=&gt;19,2,2</text:p>
      <text:p text:style-name="P2">loc=&gt;16,R,3</text:p>
      <text:p text:style-name="P2">Msg[10]=THEBIRTHOFTHETOMEHOME9</text:p>
      <text:p text:style-name="P2">clue=&gt;2,0,1</text:p>
      <text:p text:style-name="P2">loc=&gt;18,R,4</text:p>
      <text:p text:style-name="P2">Msg[11]=WHENTHETAICHIQUEENBEGANRESTSNEARTHERIVER5</text:p>
      <text:p text:style-name="P2">clue=&gt;8,3,4</text:p>
      <text:p text:style-name="P2">loc=&gt;1,U,3</text:p>
      <text:p text:style-name="P2">Msg[12]=WHEREISTHESEATOFFASHION9</text:p>
      <text:p text:style-name="P2">clue=&gt;6,8,1</text:p>
      <text:p text:style-name="P2">loc=&gt;7,C,4</text:p>
      <text:p text:style-name="P2">Msg[13]=HOWMANYSPHERESORBITTHETEMPLEOFTHENEW0</text:p>
      <text:p text:style-name="P2">clue=&gt;13,23,4</text:p>
      <text:p text:style-name="P2">loc=&gt;20,Z,3</text:p>
      <text:p text:style-name="P2">Msg[14]=WHEREISTHEVAULTOFDESSERT5</text:p>
      <text:p text:style-name="P2">clue=&gt;3,1,2</text:p>
      <text:p text:style-name="P2">loc=&gt;23,A,5</text:p>
      <text:p text:style-name="P2">Msg[15]=HOWMANYRIBSMUSTTHEGOATSCROSS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0-03-29T20:04:54</meta:creation-date>
    <dc:date>2010-03-29T20:09:5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87" meta:word-count="3742" meta:character-count="8826"/>
  </office:meta>
</office:document-meta>
</file>